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DI</text:p>
          </table:table-cell>
          <table:table-cell/>
          <table:table-cell office:value-type="string" calcext:value-type="string">
            <text:p># publications</text:p>
          </table:table-cell>
          <table:table-cell/>
          <table:table-cell office:value-type="string" calcext:value-type="string">
            <text:p>F Score (avg.)</text:p>
          </table:table-cell>
          <table:table-cell office:value-type="string" calcext:value-type="string">
            <text:p>A Score (avg.)</text:p>
          </table:table-cell>
          <table:table-cell office:value-type="string" calcext:value-type="string">
            <text:p>I Score (avg.)</text:p>
          </table:table-cell>
          <table:table-cell office:value-type="string" calcext:value-type="string">
            <text:p>R Score (avg.)</text:p>
          </table:table-cell>
          <table:table-cell/>
          <table:table-cell office:value-type="string" calcext:value-type="string">
            <text:p>average (F+A+I+R)/4</text:p>
          </table:table-cell>
          <table:table-cell office:value-type="string" calcext:value-type="string">
            <text:p>Average (all individual tests)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nares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table:style-name="ce1" office:value-type="float" office:value="0.54119915" calcext:value-type="float">
            <text:p>0,54119915</text:p>
          </table:table-cell>
          <table:table-cell table:style-name="ce1" office:value-type="float" office:value="0.33378136" calcext:value-type="float">
            <text:p>0,33378136</text:p>
          </table:table-cell>
          <table:table-cell table:style-name="ce1" office:value-type="float" office:value="0.41137433" calcext:value-type="float">
            <text:p>0,41137433</text:p>
          </table:table-cell>
          <table:table-cell table:style-name="ce1" office:value-type="float" office:value="0.359487" calcext:value-type="float">
            <text:p>0,359487</text:p>
          </table:table-cell>
          <table:table-cell/>
          <table:table-cell table:formula="of:=SUM([.E4:.H4])/4" office:value-type="float" office:value="0.41146046" calcext:value-type="float">
            <text:p>0,41146046</text:p>
          </table:table-cell>
          <table:table-cell table:style-name="ce1" office:value-type="float" office:value="0.42216846" calcext:value-type="float">
            <text:p>0,422168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!dal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style-name="ce1" office:value-type="float" office:value="0.6411862" calcext:value-type="float">
            <text:p>0,6411862</text:p>
          </table:table-cell>
          <table:table-cell table:style-name="ce1" office:value-type="float" office:value="0.5240036" calcext:value-type="float">
            <text:p>0,5240036</text:p>
          </table:table-cell>
          <table:table-cell table:style-name="ce1" office:value-type="float" office:value="0.61345106" calcext:value-type="float">
            <text:p>0,61345106</text:p>
          </table:table-cell>
          <table:table-cell table:style-name="ce1" office:value-type="float" office:value="0.417346" calcext:value-type="float">
            <text:p>0,417346</text:p>
          </table:table-cell>
          <table:table-cell/>
          <table:table-cell table:formula="of:=SUM([.E6:.H6])/4" office:value-type="float" office:value="0.548996715" calcext:value-type="float">
            <text:p>0,548996715</text:p>
          </table:table-cell>
          <table:table-cell table:style-name="ce1" office:value-type="float" office:value="0.5448913" calcext:value-type="float">
            <text:p>0,544891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nsfi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0,6259591</text:p>
            <text:p/>
          </table:table-cell>
          <table:table-cell table:style-name="ce1" office:value-type="float" office:value="0.50490195" calcext:value-type="float">
            <text:p>0,50490195</text:p>
          </table:table-cell>
          <table:table-cell table:style-name="ce1" office:value-type="float" office:value="0.6102941" calcext:value-type="float">
            <text:p>0,6102941</text:p>
          </table:table-cell>
          <table:table-cell table:style-name="ce1" office:value-type="float" office:value="0.37990198" calcext:value-type="float">
            <text:p>0,37990198</text:p>
          </table:table-cell>
          <table:table-cell/>
          <table:table-cell table:formula="of:=SUM([.E8:.H8])/4" office:value-type="float" office:value="0.3737745075" calcext:value-type="float">
            <text:p>0,3737745075</text:p>
          </table:table-cell>
          <table:table-cell office:value-type="float" office:value="0.5245098" calcext:value-type="float">
            <text:p>0,524509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penagrar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table:style-name="ce1" office:value-type="float" office:value="0.6887526" calcext:value-type="float">
            <text:p>0,6887526</text:p>
          </table:table-cell>
          <table:table-cell table:style-name="ce1" office:value-type="float" office:value="0.5554373" calcext:value-type="float">
            <text:p>0,5554373</text:p>
          </table:table-cell>
          <table:table-cell table:style-name="ce1" office:value-type="float" office:value="0.62865126" calcext:value-type="float">
            <text:p>0,62865126</text:p>
          </table:table-cell>
          <table:table-cell table:style-name="ce1" office:value-type="float" office:value="0.54664576" calcext:value-type="float">
            <text:p>0,54664576</text:p>
          </table:table-cell>
          <table:table-cell/>
          <table:table-cell table:formula="of:=SUM([.E10:.H10])/4" office:value-type="float" office:value="0.60487173" calcext:value-type="float">
            <text:p>0,60487173</text:p>
          </table:table-cell>
          <table:table-cell table:style-name="ce1" office:value-type="float" office:value="0.60910934" calcext:value-type="float">
            <text:p>0,609109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ublisso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style-name="ce1" office:value-type="float" office:value="0.55291224" calcext:value-type="float">
            <text:p>0,55291224</text:p>
          </table:table-cell>
          <table:table-cell table:style-name="ce1" office:value-type="float" office:value="0.45754716" calcext:value-type="float">
            <text:p>0,45754716</text:p>
          </table:table-cell>
          <table:table-cell table:style-name="ce1" office:value-type="float" office:value="0.43573114" calcext:value-type="float">
            <text:p>0,43573114</text:p>
          </table:table-cell>
          <table:table-cell table:style-name="ce1" office:value-type="float" office:value="0.2610063" calcext:value-type="float">
            <text:p>0,2610063</text:p>
          </table:table-cell>
          <table:table-cell/>
          <table:table-cell table:formula="of:=SUM([.E12:.H12])/4" office:value-type="float" office:value="0.42679921" calcext:value-type="float">
            <text:p>0,42679921</text:p>
          </table:table-cell>
          <table:table-cell table:style-name="ce1" office:value-type="float" office:value="0.41924527" calcext:value-type="float">
            <text:p>0,41924527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4:.C12])" office:value-type="float" office:value="1318" calcext:value-type="float">
            <text:p>131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SUM([.C4:.C12])/5" office:value-type="float" office:value="263.6" calcext:value-type="float">
            <text:p>263,6</text:p>
          </table:table-cell>
          <table:table-cell/>
          <table:table-cell table:formula="of:=SUM([.E4:.E12])/5" office:value-type="float" office:value="0.484810038" calcext:value-type="float">
            <text:p>0,484810038</text:p>
          </table:table-cell>
          <table:table-cell table:formula="of:=SUM([.F4:.F12])/5" office:value-type="float" office:value="0.475134274" calcext:value-type="float">
            <text:p>0,475134274</text:p>
          </table:table-cell>
          <table:table-cell table:formula="of:=SUM([.G4:.G12])/5" office:value-type="float" office:value="0.539900378" calcext:value-type="float">
            <text:p>0,539900378</text:p>
          </table:table-cell>
          <table:table-cell table:formula="of:=SUM([.H4:.H12])/5" office:value-type="float" office:value="0.392877408" calcext:value-type="float">
            <text:p>0,392877408</text:p>
          </table:table-cell>
          <table:table-cell/>
          <table:table-cell table:formula="of:=SUM([.J4:.J12])/5" office:value-type="float" office:value="0.4731805245" calcext:value-type="float">
            <text:p>0,4731805245</text:p>
          </table:table-cell>
          <table:table-cell table:formula="of:=SUM([.K4:.K12])/5" office:value-type="float" office:value="0.503984834" calcext:value-type="float">
            <text:p>0,503984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20:29:46.356954600</meta:creation-date>
    <dc:date>2025-12-12T20:30:40.228201100</dc:date>
    <meta:editing-duration>PT53S</meta:editing-duration>
    <meta:editing-cycles>1</meta:editing-cycles>
    <meta:document-statistic meta:table-count="1" meta:cell-count="58" meta:object-count="0"/>
    <meta:generator>LibreOffice/25.8.2.2$Windows_X86_64 LibreOffice_project/d401f2107ccab8f924a8e2df40f573aab7605b6f</meta:generator>
  </office:meta>
</office:document-meta>
</file>